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ubleRange.getMinimumNumb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ubleRange.getMaximum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Range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ubleRange.DoubleRange( double 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ubleRange.overlapsRange( Range ran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ubleRange.containsRange( Range r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ubleRange.getMaximum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Range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ubleRange.containsNumber( Number 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ubleRange.containsDouble( doubl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Range.getMinimum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Range.getMinimum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Range.DoubleRange( double number1 , double number2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ubleRange.getMinimum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Range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ubleRange.getMaximum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Range.getMinimum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Range.getMaximumNumb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ubleRange.DoubleRange( Number number1 , Number number2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DoubleRange.getMaximum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Range.DoubleRange( Number numb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